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42a35"/>
    </style:style>
    <style:style style:name="P2" style:family="paragraph" style:parent-style-name="Standard">
      <style:text-properties fo:color="#262626" loext:opacity="100%" style:font-name="Times New Roman" fo:font-size="14pt" fo:font-weight="bold" style:font-size-asian="14pt" style:font-weight-asian="bold" style:font-name-complex="Times New Roman1" style:font-size-complex="12pt"/>
    </style:style>
    <style:style style:name="P3" style:family="paragraph" style:parent-style-name="Standard">
      <style:text-properties fo:color="#262626" loext:opacity="100%" style:font-name="Times New Roman" fo:font-size="14pt" style:font-size-asian="14pt" style:font-name-complex="Times New Roman1" style:font-size-complex="12pt"/>
    </style:style>
    <style:style style:name="P4" style:family="paragraph" style:parent-style-name="Standard">
      <style:text-properties fo:color="#262626" loext:opacity="100%" style:font-name="Times New Roman" fo:font-size="14pt" officeooo:rsid="00044161" officeooo:paragraph-rsid="00044161" style:font-size-asian="14pt" style:font-name-complex="Times New Roman1" style:font-size-complex="12pt"/>
    </style:style>
    <style:style style:name="T1" style:family="text">
      <style:text-properties fo:color="#262626" loext:opacity="100%" style:font-name="Times New Roman" fo:font-size="14pt" fo:font-style="italic" fo:font-weight="bold" style:font-size-asian="14pt" style:font-style-asian="italic" style:font-weight-asian="bold" style:font-name-complex="Times New Roman1" style:font-size-complex="12pt"/>
    </style:style>
    <style:style style:name="T2" style:family="text">
      <style:text-properties fo:color="#262626" loext:opacity="100%" style:font-name="Times New Roman" fo:font-size="14pt" fo:font-style="italic" fo:font-weight="bold" officeooo:rsid="00042a35" style:font-size-asian="14pt" style:font-style-asian="italic" style:font-weight-asian="bold" style:font-name-complex="Times New Roman1" style:font-size-complex="12pt"/>
    </style:style>
    <style:style style:name="T3" style:family="text">
      <style:text-properties fo:color="#262626" loext:opacity="100%" style:font-name="Times New Roman" fo:font-size="14pt" style:font-size-asian="14pt" style:font-name-complex="Times New Roman1" style:font-size-complex="12pt"/>
    </style:style>
    <style:style style:name="T4" style:family="text">
      <style:text-properties fo:color="#262626" loext:opacity="100%" style:font-name="Times New Roman" fo:font-size="14pt" officeooo:rsid="00042a35" style:font-size-asian="14pt" style:font-name-complex="Times New Roman1" style:font-size-complex="12pt"/>
    </style:style>
    <style:style style:name="T5" style:family="text">
      <style:text-properties fo:color="#262626" loext:opacity="100%" style:font-name="Times New Roman" fo:font-size="14pt" fo:font-weight="bold" style:font-size-asian="14pt" style:font-weight-asian="bold" style:font-name-complex="Times New Roman1" style:font-size-complex="12pt"/>
    </style:style>
    <style:style style:name="T6" style:family="text">
      <style:text-properties fo:color="#262626" loext:opacity="100%" style:font-name="Times New Roman" fo:font-size="14pt" fo:font-weight="bold" officeooo:rsid="00042a35" style:font-size-asian="14pt" style:font-weight-asian="bold" style:font-name-complex="Times New Roman1" style:font-size-complex="12pt"/>
    </style:style>
    <style:style style:name="T7" style:family="text">
      <style:text-properties fo:color="#262626" loext:opacity="100%" style:font-name="Times New Roman" fo:font-size="14pt" fo:font-weight="bold" style:font-size-asian="14pt" style:font-weight-asian="bold" style:font-name-complex="Times New Roman1" style:font-size-complex="12pt" style:font-weight-complex="bold"/>
    </style:style>
    <style:style style:name="T8" style:family="text">
      <style:text-properties fo:color="#262626" loext:opacity="100%" style:font-name="Times New Roman" fo:font-size="14pt" fo:font-weight="bold" officeooo:rsid="00042a35" style:font-size-asian="14pt" style:font-weight-asian="bold" style:font-name-complex="Times New Roman1" style:font-size-complex="12pt" style:font-weight-complex="bold"/>
    </style:style>
    <style:style style:name="T9" style:family="text">
      <style:text-properties fo:color="#262626" loext:opacity="100%" style:font-name="Times New Roman" fo:font-size="14pt" fo:font-weight="normal" style:font-size-asian="14pt" style:font-weight-asian="normal" style:font-name-complex="Times New Roman1" style:font-size-complex="12pt" style:font-weight-complex="normal"/>
    </style:style>
    <style:style style:name="T10" style:family="text">
      <style:text-properties fo:color="#262626" loext:opacity="100%" style:font-name="Times New Roman" fo:font-size="14pt" fo:font-weight="normal" officeooo:rsid="00042a35" style:font-size-asian="14pt" style:font-weight-asian="normal" style:font-name-complex="Times New Roman1" style:font-size-complex="12pt" style:font-weight-complex="normal"/>
    </style:style>
    <style:style style:name="T11" style:family="text">
      <style:text-properties fo:color="#262626" loext:opacity="100%" style:font-name="Times New Roman" fo:font-size="14pt" fo:language="uk" fo:country="UA" officeooo:rsid="00044161" style:font-size-asian="14pt" style:font-name-complex="Times New Roman1" style:font-size-complex="12pt"/>
    </style:style>
    <style:style style:name="T12" style:family="text">
      <style:text-properties fo:color="#323e4f" loext:opacity="100%" style:font-name="Times New Roman" fo:font-size="14pt" style:font-size-asian="14pt" style:font-name-complex="Times New Roman1" style:font-size-complex="12pt"/>
    </style:style>
    <style:style style:name="T13" style:family="text">
      <style:text-properties fo:color="#323e4f" loext:opacity="100%" style:font-name="Times New Roman" fo:font-size="14pt" officeooo:rsid="00042a35" style:font-size-asian="14pt" style:font-name-complex="Times New Roman1" style:font-size-complex="12pt"/>
    </style:style>
    <style:style style:name="T14" style:family="text">
      <style:text-properties fo:color="#323e4f" loext:opacity="100%" style:font-name="Times New Roman" fo:font-size="14pt" officeooo:rsid="00044161" style:font-size-asian="14pt" style:font-name-complex="Times New Roman1" style:font-size-complex="12pt"/>
    </style:style>
    <style:style style:name="T15" style:family="text">
      <style:text-properties fo:color="#ff0000" loext:opacity="100%" style:font-name="Times New Roman" fo:font-size="14pt" fo:font-weight="bold" officeooo:rsid="00042a35" style:font-size-asian="14pt" style:font-weight-asian="bold" style:font-name-complex="Times New Roman1" style:font-size-complex="12pt"/>
    </style:style>
    <style:style style:name="T16" style:family="text">
      <style:text-properties fo:color="#bf0041" loext:opacity="100%" style:font-name="Times New Roman" fo:font-size="14pt" style:font-size-asian="14pt" style:font-name-complex="Times New Roman1" style:font-size-complex="12pt"/>
    </style:style>
    <style:style style:name="T17" style:family="text">
      <style:text-properties fo:color="#bf0041" loext:opacity="100%" style:font-name="Times New Roman" fo:font-size="14pt" officeooo:rsid="00042a35" style:font-size-asian="14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1</text:span><text:span text:style-name="T1">7</text:span><text:bookmark text:name="_GoBack"/><text:span text:style-name="T1">.0</text:span><text:span text:style-name="T2">2</text:span><text:span text:style-name="T1">.2021 р.</text:span></text:p>
      <text:p text:style-name="Standard"><text:span text:style-name="T1">Тема:</text:span><text:span text:style-name="T3"> </text:span><text:span text:style-name="T5"><text:s/>В</text:span><text:span text:style-name="T6">ага тіла</text:span><text:span text:style-name="T5">. </text:span><text:span text:style-name="T6">Невагомість</text:span></text:p>
      <text:p text:style-name="P2">План уроку:</text:p>
      <text:p text:style-name="P1"><text:span text:style-name="T3">1. Уважно опрацювати § </text:span><text:span text:style-name="T4">20 (пункт 3 і 4)</text:span><text:span text:style-name="T3">: вивчити означення </text:span><text:span text:style-name="T5">«</text:span><text:span text:style-name="T6">вага тіла</text:span><text:span text:style-name="T5">» (</text:span><text:span text:style-name="T3">стор. 1</text:span><text:span text:style-name="T4">37</text:span><text:span text:style-name="T3">),</text:span><text:span text:style-name="T7"> «</text:span><text:span text:style-name="T8">невагомість</text:span><text:span text:style-name="T7">» </text:span><text:span text:style-name="T9">(стор. 1</text:span><text:span text:style-name="T10">38</text:span><text:span text:style-name="T9">), </text:span><text:span text:style-name="T7"><text:s/></text:span><text:span text:style-name="T5">буквене позначення </text:span><text:span text:style-name="T15">ваги тіла</text:span><text:span text:style-name="T5">, одиниці вимірювання, </text:span><text:span text:style-name="T6">формулу для обчислення</text:span><text:span text:style-name="T10"> цієї фізичної величини</text:span><text:span text:style-name="T9"> </text:span><text:span text:style-name="T3">(стор. 1</text:span><text:span text:style-name="T4">37</text:span><text:span text:style-name="T3">). <text:s/></text:span></text:p>
      <text:p text:style-name="P3">2. Уважно перегляньте презентацію за посиланням: <text:a xlink:type="simple" xlink:href="https://docs.google.com/presentation/d/18PGkBj1XUE9xOiitAxSTUTInzqI0JDWT/edit?usp=sharing&amp;ouid=118156380458410238258&amp;rtpof=true&amp;sd=true" text:style-name="Internet_20_link" text:visited-style-name="Visited_20_Internet_20_Link">https://docs.google.com/presentation/d/18PGkBj1XUE9xOiitAxSTUTInzqI0JDWT/edit?usp=sharing&amp;ouid=118156380458410238258&amp;rtpof=true&amp;sd=true</text:a> </text:p>
      <text:p text:style-name="P4">3. Перегляньте відео: <text:a xlink:type="simple" xlink:href="https://youtu.be/7_cEjtswQUE" text:style-name="Internet_20_link" text:visited-style-name="Visited_20_Internet_20_Link">https://youtu.be/7_cEjtswQUE</text:a> </text:p>
      <text:p text:style-name="Standard"><text:span text:style-name="T11">4</text:span><text:span text:style-name="T3">. <text:s/>Дайте усні відповіді на контрольні запитання <text:s/>після § </text:span><text:span text:style-name="T4">20</text:span><text:span text:style-name="T3"> (стор. 1</text:span><text:span text:style-name="T4">39</text:span><text:span text:style-name="T3">).</text:span></text:p>
      <text:p text:style-name="Standard"><text:span text:style-name="T11">5</text:span><text:span text:style-name="T3">. Запишіть у зошитах конспект уроку: </text:span><text:a xlink:type="simple" xlink:href="https://drive.google.com/file/d/1HF6zYzFNCnuKeO2xJCAMBYC1m1eEzfST/view?usp=sharing" text:style-name="Internet_20_link" text:visited-style-name="Visited_20_Internet_20_Link">https://drive.google.com/file/d/1HF6zYzFNCnuKeO2xJCAMBYC1m1eEzfST/view?usp=sharing</text:a><text:span text:style-name="T3"> </text:span></text:p>
      <text:p text:style-name="P1"><text:span text:style-name="T14">6</text:span><text:span text:style-name="T13">. </text:span><text:span text:style-name="T12">Самостійно виконайте та запишіть у зошит завдання № </text:span><text:span text:style-name="T13">4</text:span><text:span text:style-name="T12">, </text:span><text:span text:style-name="T13">5, </text:span><text:span text:style-name="T17">9*</text:span><text:span text:style-name="T16"> </text:span><text:span text:style-name="T12">із вправи </text:span><text:span text:style-name="T13">20</text:span><text:span text:style-name="T1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language="uk" fo:country="U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Учень</meta:initial-creator>
    <meta:editing-cycles>14</meta:editing-cycles>
    <meta:creation-date>2021-01-16T09:52:00</meta:creation-date>
    <dc:date>2022-02-17T15:53:18.994000000</dc:date>
    <meta:editing-duration>PT36M9S</meta:editing-duration>
    <meta:generator>LibreOffice/7.2.2.2$Windows_X86_64 LibreOffice_project/02b2acce88a210515b4a5bb2e46cbfb63fe97d56</meta:generator>
    <meta:document-statistic meta:table-count="0" meta:image-count="0" meta:object-count="0" meta:page-count="1" meta:paragraph-count="9" meta:word-count="85" meta:character-count="783" meta:non-whitespace-character-count="698"/>
    <meta:user-defined meta:name="AppVersion">14.0000</meta:user-defined>
    <meta:user-defined meta:name="Company">SPecialiST RePack</meta:user-defined>
    <meta:template xlink:type="simple" xlink:actuate="onRequest" xlink:title="Normal" xlink:href=""/>
  </office:meta>
</office:document-meta>
</file>